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9.75pt" fo:letter-spacing="normal" fo:font-style="normal" fo:font-weight="normal" officeooo:paragraph-rsid="000e536d"/>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paragraph-rsid="000e536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13ec4" officeooo:paragraph-rsid="00113ec4"/>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336a4" officeooo:paragraph-rsid="001336a4"/>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paragraph-rsid="000e536d" style:font-weight-asian="normal"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5de2e" officeooo:paragraph-rsid="0015de2e" style:font-weight-asian="normal" style:font-weight-complex="normal"/>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paragraph-rsid="000e536d" style:font-weight-asian="bold" style:font-weight-complex="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11111" style:font-name="aakar" fo:font-size="16pt" fo:letter-spacing="normal" fo:font-style="normal" fo:font-weight="normal" officeooo:rsid="001336a4" officeooo:paragraph-rsid="001336a4"/>
    </style:style>
    <style:style style:name="P9"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111111" style:font-name="aakar" fo:font-size="16pt" fo:letter-spacing="normal" fo:font-style="normal" fo:font-weight="normal"/>
    </style:style>
    <style:style style:name="P10"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111111" style:font-name="aakar" fo:font-size="16pt" fo:letter-spacing="normal" fo:font-style="normal" fo:font-weight="normal" officeooo:paragraph-rsid="00145ecf"/>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paragraph-rsid="000e536d" style:font-weight-asian="bold" style:font-weight-complex="bold"/>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rsid="0015e916" officeooo:paragraph-rsid="0015e916" style:font-weight-asian="bold" style:font-weight-complex="bold"/>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rsid="0017fa2b" officeooo:paragraph-rsid="0017fa2b" style:font-weight-asian="bold" style:font-weight-complex="bold"/>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03e38" officeooo:paragraph-rsid="000e536d"/>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03e38" officeooo:paragraph-rsid="00103e38"/>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13ec4" officeooo:paragraph-rsid="000e536d"/>
    </style:style>
    <style:style style:name="P17"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000000" style:font-name="aakar" fo:font-size="15.75pt" fo:letter-spacing="normal" fo:font-style="normal" fo:font-weight="bold" officeooo:paragraph-rsid="00145ecf" style:font-weight-asian="bold" style:font-weight-complex="bold"/>
    </style:style>
    <style:style style:name="P18" style:family="paragraph" style:parent-style-name="Text_20_body" style:list-style-name="L1">
      <style:paragraph-properties fo:margin-top="0in" fo:margin-bottom="0.2917in" loext:contextual-spacing="false" fo:orphans="2" fo:widows="2" fo:padding="0in" fo:border="none"/>
      <style:text-properties fo:font-variant="normal" fo:text-transform="none" fo:color="#000000" style:font-name="aakar" fo:font-size="15.75pt" fo:letter-spacing="normal" fo:font-style="normal" fo:font-weight="normal" officeooo:rsid="00145ecf" officeooo:paragraph-rsid="00145ecf" style:font-weight-asian="normal" style:font-weight-complex="normal"/>
    </style:style>
    <style:style style:name="T1" style:family="text">
      <style:text-properties fo:font-size="15.75pt"/>
    </style:style>
    <style:style style:name="T2" style:family="text">
      <style:text-properties fo:font-size="15.75pt" officeooo:rsid="00103e38"/>
    </style:style>
    <style:style style:name="T3" style:family="text">
      <style:text-properties officeooo:rsid="00113ec4"/>
    </style:style>
    <style:style style:name="T4" style:family="text">
      <style:text-properties officeooo:rsid="001336a4"/>
    </style:style>
    <style:style style:name="T5" style:family="text">
      <style:text-properties officeooo:rsid="00161c84"/>
    </style:style>
    <style:style style:name="T6" style:family="text">
      <style:text-properties officeooo:rsid="001651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IT Basic <text:span text:style-name="T5">Knowledge</text:span> </text:p>
      <text:p text:style-name="P7"/>
      <text:p text:style-name="P7"><text:span text:style-name="T6">1) </text:span>What’s a version control system?</text:p>
      <text:p text:style-name="P1"><text:span text:style-name="T1">→</text:span><text:span text:style-name="T2"> A version control system, or VCS, tracks the history of changes as people and teams collaborate on projects together.</text:span></text:p>
      <text:p text:style-name="P14">→ As the project evolves, teams can run tests, fix bugs, and contribute new code with confidence that any version can be recovered at any time.</text:p>
      <text:p text:style-name="P15">→ developers can review project history to find out:</text:p>
      <text:p text:style-name="P15">-changes that were made</text:p>
      <text:p text:style-name="P15">-person who made the changes</text:p>
      <text:p text:style-name="P15">-when were the changes made</text:p>
      <text:p text:style-name="P15">-why were changes needed</text:p>
      <text:p text:style-name="P7"/>
      <text:p text:style-name="P7"><text:span text:style-name="T6">2) </text:span>What’s a distributed version control system? </text:p>
      <text:p text:style-name="P7">Centralized vs Distributed Version Control Systems </text:p>
      <text:p text:style-name="P2">→<text:span text:style-name="T3"> Git is the example of Distributed version control system (DVCS) commonly used for open source and commercial software development.</text:span></text:p>
      <text:p text:style-name="P2">→<text:span text:style-name="T3"> it allow to access every file, branch, and iteration of a project, and allows every user access to a full and self-contained history of all changes.</text:span></text:p>
      <text:p text:style-name="P16">1) The concept of centralized system is that it works on a Client-Server relationship. The repository is located <text:s/>at one place and provides access to many clients. Whereas, in a Distributed system, every user has a local copy of the repository in addition to the central repository on the server side.</text:p>
      <text:p text:style-name="P3">2) Centralized Version control is the simplest system with concept of one central repository which servers provides latest code to the all the clients across the globe. Where<text:span text:style-name="T4">as DVCS provides flexibility and has emerged with the concept that everyone has their own repository, they don’t just check out the snapshot of the code -they fully mirror the central repository.</text:span></text:p>
      <text:p text:style-name="P4">3) CVCs is easy to understand whereas DVCS has some complex process for beginners.</text:p>
      <text:p text:style-name="P8"><text:soft-page-break/>4)CVCS is dependent on the access to the server whereas DVCS provides the benefits to work offline. Everything except push and pull the code cannot be done without an internet connection.</text:p>
      <text:p text:style-name="P9"><text:span text:style-name="T4">5) </text:span>CVCS is easy to administrate and has more control over users and access as it is server from one place.DVCS is comparatively fast comparing to CVCS as you don’t have to contact the central server for every command. DVCS just takes much time on the first check-out as its mirroring the central repository on your local.</text:p>
      <text:p text:style-name="P9"><text:span text:style-name="T4">6) </text:span>If your project has a very long history and change-sets then downloading the entire history can take an unreasonable amount of time and disk space in DVCS whereas CVCS allows you to checkout only few lines of code if you just need to work on few modules.</text:p>
      <text:p text:style-name="P9"><text:span text:style-name="T4">7) </text:span>DVCS provides a powerful and detailed change tracking, which means fewer conflicts at the time of merge.</text:p>
      <text:p text:style-name="P9"><text:span text:style-name="T4">8) </text:span>DVCS gives an ability that developers can share changes with one or two other members of team at a time if they want to get some feedback before showing the changes to everyone.</text:p>
      <text:p text:style-name="P9"><text:span text:style-name="T4">9) </text:span>DVCS provides an advantage wherein if the main server’s repository crashes, you still have a local repository in every developer’s local space from which you can create the main repository.</text:p>
      <text:p text:style-name="P10"><text:span text:style-name="T4">8) </text:span>SVN and CVS are the popular tools of CVCS <text:span text:style-name="T4">&amp; </text:span>GIT and Mercurial are the popular tools of DVCS.</text:p>
      <text:p text:style-name="P17"><text:span text:style-name="T6">3) </text:span>Why Git? </text:p>
      <text:list xml:id="list353636246" text:style-name="L1">
        <text:list-item>
          <text:p text:style-name="P18"><text:soft-page-break/>Git lets developers see the entire timeline of their changes, decisions, and progressions of any project in one place. From the moment they access the history of a project, the developer has all the context they need to understand it and start contributing.</text:p>
        </text:list-item>
        <text:list-item>
          <text:p text:style-name="P18">Developers work in every time zone. With a DVCS like Git, collaboration can happen any time while maintaining source code integrity. Using branches, developers can safely propose changes to production code.</text:p>
        </text:list-item>
        <text:list-item>
          <text:p text:style-name="P18">Businesses using Git can break down communication barriers between teams and keep them focused on doing their best work. Plus, Git makes it possible to allign experts across a business to collaborate on major projects.</text:p>
        </text:list-item>
      </text:list>
      <text:p text:style-name="P7"><text:span text:style-name="T6">4) </text:span>What’s a repository?</text:p>
      <text:p text:style-name="P5"/>
      <text:p text:style-name="P6">A repository, or Git project, encompasses the entire collection of files and folders associated with a project, along with each file’s revision history.</text:p>
      <text:p text:style-name="P6">Working in repositories keeps development projects organized and protected. Developers are encouraged to fix bugs, or create fresh features, without fear of derailing mainline development efforts. Git facilitates this through the use of topic branches: lightweight pointers to commits in history that can be easily created and deprecated when no longer needed.</text:p>
      <text:p text:style-name="P7"/>
      <text:p text:style-name="P13">Nothing from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20:15:47.256937954</meta:creation-date>
    <dc:date>2019-09-03T22:31:43.398928690</dc:date>
    <meta:editing-duration>PT32M38S</meta:editing-duration>
    <meta:editing-cycles>9</meta:editing-cycles>
    <meta:generator>LibreOffice/6.0.7.3$Linux_X86_64 LibreOffice_project/00m0$Build-3</meta:generator>
    <meta:document-statistic meta:table-count="0" meta:image-count="0" meta:object-count="0" meta:page-count="3" meta:paragraph-count="31" meta:word-count="703" meta:character-count="4194" meta:non-whitespace-character-count="3520"/>
  </office:meta>
</office:document-meta>
</file>